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cm" fo:min-width="0cm"/>
    </style:style>
    <style:style style:name="gr6" style:family="graphic" style:parent-style-name="standard">
      <style:graphic-properties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ffff99" draw:textarea-horizontal-align="center" draw:textarea-vertical-align="middle"/>
    </style:style>
    <style:style style:name="gr10" style:family="graphic" style:parent-style-name="standard">
      <style:graphic-properties draw:fill="solid" draw:fill-color="#ffff99" draw:textarea-horizontal-align="center" draw:textarea-vertical-align="middle"/>
    </style:style>
    <style:style style:name="gr11" style:family="graphic" style:parent-style-name="standard">
      <style:graphic-properties draw:stroke="dash" draw:stroke-dash="Fine_20_Dashed"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2cm" svg:height="1.4cm" svg:x="8cm" svg:y="4cm">
          <draw:glue-point draw:id="4" svg:x="2.692cm" svg:y="5cm" draw:escape-direction="down"/>
          <draw:glue-point draw:id="5" svg:x="-2.692cm" svg:y="5cm"/>
          <text:p text:style-name="P1"><text:span text:style-name="T1">Primordial</text:span></text:p>
          <text:p text:style-name="P1"><text:span text:style-name="T1">Class Loa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2cm" svg:height="1.4cm" svg:x="8cm" svg:y="6.6cm">
          <draw:glue-point draw:id="4" svg:x="2.692cm" svg:y="5cm" draw:escape-direction="down"/>
          <draw:glue-point draw:id="5" svg:x="-2.692cm" svg:y="5cm"/>
          <text:p text:style-name="P1"><text:span text:style-name="T1">Extension</text:span></text:p>
          <text:p text:style-name="P1"><text:span text:style-name="T1">Class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2cm" svg:height="1.4cm" svg:x="5cm" svg:y="9cm">
          <draw:glue-point draw:id="4" svg:x="2.692cm" svg:y="5cm" draw:escape-direction="down"/>
          <draw:glue-point draw:id="5" svg:x="-2.692cm" svg:y="5cm"/>
          <text:p text:style-name="P1"><text:span text:style-name="T1">App 1</text:span></text:p>
          <text:p text:style-name="P1"><text:span text:style-name="T1">Class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2cm" svg:height="1.4cm" svg:x="11cm" svg:y="9cm">
          <draw:glue-point draw:id="4" svg:x="2.692cm" svg:y="5cm" draw:escape-direction="down"/>
          <draw:glue-point draw:id="5" svg:x="-2.692cm" svg:y="5cm"/>
          <text:p text:style-name="P1"><text:span text:style-name="T1">App 2</text:span></text:p>
          <text:p text:style-name="P1"><text:span text:style-name="T1">Class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2cm" svg:height="1.4cm" svg:x="11cm" svg:y="11.4cm">
          <draw:glue-point draw:id="4" svg:x="2.692cm" svg:y="5cm" draw:escape-direction="down"/>
          <draw:glue-point draw:id="5" svg:x="-2.692cm" svg:y="5cm"/>
          <text:p text:style-name="P1"><text:span text:style-name="T1">Custom</text:span></text:p>
          <text:p text:style-name="P1"><text:span text:style-name="T1">Class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9.1cm" svg:y1="5.4cm" svg:x2="9.1cm" svg:y2="6.6cm" draw:start-shape="id1" draw:start-glue-point="2" draw:end-shape="id2" draw:end-glue-point="0">
          <text:p text:style-name="P4"/>
        </draw:connector>
        <draw:connector draw:style-name="gr2" draw:text-style-name="P3" draw:layer="layout" svg:x1="12.1cm" svg:y1="10.4cm" svg:x2="12.1cm" svg:y2="11.4cm" draw:start-shape="id3" draw:start-glue-point="2" draw:end-shape="id4" draw:end-glue-point="0">
          <text:p text:style-name="P4"/>
        </draw:connector>
        <draw:connector draw:style-name="gr3" draw:text-style-name="P3" draw:layer="layout" svg:x1="9.1cm" svg:y1="6.6cm" svg:x2="9.1cm" svg:y2="5.4cm" draw:start-shape="id2" draw:start-glue-point="0" draw:end-shape="id1" draw:end-glue-point="2">
          <text:p text:style-name="P4"/>
        </draw:connector>
        <draw:connector draw:style-name="gr3" draw:text-style-name="P3" draw:layer="layout" svg:x1="12.1cm" svg:y1="11.4cm" svg:x2="12.1cm" svg:y2="10.4cm" draw:start-shape="id4" draw:start-glue-point="0" draw:end-shape="id3" draw:end-glue-point="2">
          <text:p text:style-name="P4"/>
        </draw:connector>
        <draw:connector draw:style-name="gr3" draw:text-style-name="P3" draw:layer="layout" svg:x1="12.1cm" svg:y1="9cm" svg:x2="9.1cm" svg:y2="8cm" draw:start-shape="id3" draw:start-glue-point="0" draw:end-shape="id2" draw:end-glue-point="2">
          <text:p text:style-name="P4"/>
        </draw:connector>
        <draw:connector draw:style-name="gr3" draw:text-style-name="P3" draw:layer="layout" svg:x1="6.1cm" svg:y1="9cm" svg:x2="9.1cm" svg:y2="8cm" draw:start-shape="id5" draw:start-glue-point="0" draw:end-shape="id2" draw:end-glue-point="2">
          <text:p text:style-name="P4"/>
        </draw:connector>
        <draw:connector draw:style-name="gr3" draw:text-style-name="P3" draw:layer="layout" draw:line-skew="0.299cm" svg:x1="10.2cm" svg:y1="7.3cm" svg:x2="13.2cm" svg:y2="12.1cm" draw:start-shape="id2" draw:start-glue-point="1" draw:end-shape="id4" draw:end-glue-point="1">
          <text:p text:style-name="P4"/>
        </draw:connector>
        <draw:line draw:style-name="gr4" draw:text-style-name="P3" draw:layer="layout" svg:x1="13.6cm" svg:y1="8cm" svg:x2="14.6cm" svg:y2="9cm">
          <text:p text:style-name="P4"/>
        </draw:line>
        <draw:line draw:style-name="gr4" draw:text-style-name="P3" draw:layer="layout" svg:x1="13.6cm" svg:y1="9cm" svg:x2="14.6cm" svg:y2="8cm">
          <text:p text:style-name="P4"/>
        </draw:line>
        <draw:line draw:style-name="gr3" draw:text-style-name="P3" draw:layer="layout" svg:x1="5.2cm" svg:y1="12cm" svg:x2="6.6cm" svg:y2="12cm">
          <text:p text:style-name="P4"/>
        </draw:line>
        <draw:frame draw:style-name="gr5" draw:text-style-name="P5" draw:layer="layout" svg:width="1.247cm" svg:height="0.64cm" svg:x="7cm" svg:y="11.7cm">
          <draw:text-box>
            <text:p text:style-name="P4"><text:span text:style-name="T1">sees</text:span></text:p>
          </draw:text-box>
        </draw:frame>
        <draw:rect draw:style-name="gr6" draw:text-style-name="P3" draw:layer="layout" svg:width="10cm" svg:height="6cm" svg:x="5cm" svg:y="15.6cm">
          <text:p text:style-name="P1">J2EE App Serv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7" draw:text-style-name="P2" draw:id="id6" draw:layer="layout" svg:width="1.4cm" svg:height="1.4cm" svg:x="6.6cm" svg:y="16.8cm">
          <text:p text:style-name="P1"><text:span text:style-name="T1">App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1.4cm" svg:height="1.4cm" svg:x="16.8cm" svg:y="18.4cm">
          <text:p text:style-name="P1"><text:span text:style-name="T1">App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id="id10" draw:layer="layout" svg:width="1.4cm" svg:height="1.4cm" svg:x="10.2cm" svg:y="16.8cm">
          <text:p text:style-name="P1"><text:span text:style-name="T1">App 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1.4cm" svg:height="1.4cm" svg:x="17.8cm" svg:y="20.4cm">
          <text:p text:style-name="P1"><text:span text:style-name="T1">App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id="id8" draw:layer="layout" svg:width="1.4cm" svg:height="1.4cm" svg:x="8.4cm" svg:y="16.8cm">
          <text:p text:style-name="P1"><text:span text:style-name="T1">App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id="id11" draw:layer="layout" svg:width="1.4cm" svg:height="1.4cm" svg:x="12cm" svg:y="16.8cm">
          <text:p text:style-name="P1"><text:span text:style-name="T1">App 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9" draw:layer="layout" svg:width="1.8cm" svg:height="1.4cm" svg:x="6.6cm" svg:y="19.5cm">
          <draw:glue-point draw:id="4" svg:x="2.692cm" svg:y="5cm" draw:escape-direction="down"/>
          <draw:glue-point draw:id="5" svg:x="-2.692cm" svg:y="5cm"/>
          <text:p text:style-name="P1"><text:span text:style-name="T1">Lib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2cm" svg:height="1.4cm" svg:x="8.8cm" svg:y="19.5cm">
          <draw:glue-point draw:id="4" svg:x="2.692cm" svg:y="5cm" draw:escape-direction="down"/>
          <draw:glue-point draw:id="5" svg:x="-2.692cm" svg:y="5cm"/>
          <text:p text:style-name="P1"><text:span text:style-name="T1">Lib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cm" svg:height="1.4cm" svg:x="11.4cm" svg:y="19.5cm">
          <draw:glue-point draw:id="4" svg:x="2.692cm" svg:y="5cm" draw:escape-direction="down"/>
          <draw:glue-point draw:id="5" svg:x="-2.692cm" svg:y="5cm"/>
          <text:p text:style-name="P1"><text:span text:style-name="T1">Lib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line-skew="-0.25cm" svg:x1="7.299cm" svg:y1="18.198cm" svg:x2="9.9cm" svg:y2="19.5cm" draw:start-shape="id6" draw:start-glue-point="7" draw:end-shape="id7" draw:end-glue-point="0">
          <text:p text:style-name="P4"/>
        </draw:connector>
        <draw:connector draw:style-name="gr8" draw:text-style-name="P3" draw:layer="layout" draw:line-skew="0.15cm" svg:x1="9.099cm" svg:y1="18.198cm" svg:x2="7.5cm" svg:y2="19.5cm" draw:start-shape="id8" draw:start-glue-point="7" draw:end-shape="id9" draw:end-glue-point="0">
          <text:p text:style-name="P4"/>
        </draw:connector>
        <draw:connector draw:style-name="gr8" draw:text-style-name="P3" draw:layer="layout" draw:line-skew="-0.25cm" svg:x1="9.099cm" svg:y1="18.198cm" svg:x2="9.9cm" svg:y2="19.5cm" draw:start-shape="id8" draw:start-glue-point="7" draw:end-shape="id7" draw:end-glue-point="0">
          <text:p text:style-name="P4"/>
        </draw:connector>
        <draw:connector draw:style-name="gr8" draw:text-style-name="P3" draw:layer="layout" svg:x1="10.899cm" svg:y1="18.198cm" svg:x2="9.9cm" svg:y2="19.5cm" draw:start-shape="id10" draw:start-glue-point="7" draw:end-shape="id7" draw:end-glue-point="0">
          <text:p text:style-name="P4"/>
        </draw:connector>
        <draw:connector draw:style-name="gr8" draw:text-style-name="P3" draw:layer="layout" svg:x1="12.699cm" svg:y1="18.198cm" svg:x2="12.4cm" svg:y2="19.5cm" draw:start-shape="id11" draw:start-glue-point="7" draw:end-shape="id12" draw:end-glue-point="0">
          <text:p text:style-name="P4"/>
        </draw:connector>
        <draw:connector draw:style-name="gr8" draw:text-style-name="P3" draw:layer="layout" svg:x1="10.899cm" svg:y1="18.198cm" svg:x2="12.4cm" svg:y2="19.5cm" draw:start-shape="id10" draw:start-glue-point="7" draw:end-shape="id12">
          <text:p text:style-name="P4"/>
        </draw:connector>
      </draw:page>
      <draw:page draw:name="page2" draw:style-name="dp1" draw:master-page-name="Default">
        <office:forms form:automatic-focus="false" form:apply-design-mode="false"/>
        <draw:rect draw:style-name="gr9" draw:text-style-name="P2" draw:id="id13" draw:layer="layout" svg:width="2cm" svg:height="1cm" svg:x="4cm" svg:y="4cm">
          <text:p text:style-name="P1"><text:span text:style-name="T1">C1</text:span></text:p>
        </draw:rect>
        <draw:rect draw:style-name="gr9" draw:text-style-name="P2" draw:id="id14" draw:layer="layout" svg:width="2cm" svg:height="1cm" svg:x="7cm" svg:y="2cm">
          <text:p text:style-name="P1"><text:span text:style-name="T1">C4</text:span></text:p>
        </draw:rect>
        <draw:rect draw:style-name="gr9" draw:text-style-name="P2" draw:id="id15" draw:layer="layout" svg:width="2cm" svg:height="1cm" svg:x="7cm" svg:y="6cm">
          <text:p text:style-name="P1"><text:span text:style-name="T1">C5</text:span></text:p>
        </draw:rect>
        <draw:connector draw:style-name="gr10" draw:text-style-name="P3" draw:layer="layout" svg:x1="6cm" svg:y1="4.5cm" svg:x2="7cm" svg:y2="2.5cm" draw:start-shape="id13" draw:start-glue-point="1" draw:end-shape="id14" draw:end-glue-point="3">
          <text:p text:style-name="P4"/>
        </draw:connector>
        <draw:connector draw:style-name="gr10" draw:text-style-name="P3" draw:layer="layout" svg:x1="5cm" svg:y1="5cm" svg:x2="7cm" svg:y2="6.5cm" draw:start-shape="id13" draw:start-glue-point="2" draw:end-shape="id15" draw:end-glue-point="3">
          <text:p text:style-name="P4"/>
        </draw:connector>
        <draw:rect draw:style-name="gr9" draw:text-style-name="P2" draw:id="id16" draw:layer="layout" svg:width="2cm" svg:height="1cm" svg:x="11cm" svg:y="3cm">
          <text:p text:style-name="P1"><text:span text:style-name="T1">C2</text:span></text:p>
        </draw:rect>
        <draw:rect draw:style-name="gr9" draw:text-style-name="P2" draw:id="id17" draw:layer="layout" svg:width="2cm" svg:height="1cm" svg:x="11cm" svg:y="6cm">
          <text:p text:style-name="P1"><text:span text:style-name="T1">C3</text:span></text:p>
        </draw:rect>
        <draw:line draw:style-name="gr11" draw:text-style-name="P3" draw:layer="layout" svg:x1="10cm" svg:y1="1cm" svg:x2="10cm" svg:y2="8cm">
          <text:p text:style-name="P4"/>
        </draw:line>
        <draw:connector draw:style-name="gr10" draw:text-style-name="P3" draw:layer="layout" draw:line-skew="0.6cm" svg:x1="9cm" svg:y1="2.5cm" svg:x2="11cm" svg:y2="3.5cm" draw:start-shape="id14" draw:start-glue-point="1" draw:end-shape="id16" draw:end-glue-point="3">
          <text:p text:style-name="P4"/>
        </draw:connector>
        <draw:connector draw:style-name="gr10" draw:text-style-name="P3" draw:layer="layout" svg:x1="8cm" svg:y1="3cm" svg:x2="12cm" svg:y2="6cm" draw:start-shape="id14" draw:start-glue-point="2" draw:end-shape="id17" draw:end-glue-point="0">
          <text:p text:style-name="P4"/>
        </draw:connector>
        <draw:connector draw:style-name="gr10" draw:text-style-name="P3" draw:layer="layout" svg:x1="9cm" svg:y1="6.5cm" svg:x2="11cm" svg:y2="6.5cm" draw:start-shape="id15" draw:start-glue-point="1" draw:end-shape="id17" draw:end-glue-point="3">
          <text:p text:style-name="P4"/>
        </draw:connector>
        <draw:frame draw:style-name="gr12" draw:text-style-name="P5" draw:layer="layout" svg:width="1.59cm" svg:height="0.64cm" svg:x="11.4cm" svg:y="7.2cm">
          <draw:text-box>
            <text:p text:style-name="P4"><text:span text:style-name="T1">Private</text:span></text:p>
          </draw:text-box>
        </draw:frame>
        <draw:frame draw:style-name="gr13" draw:text-style-name="P6" draw:layer="layout" svg:width="1.455cm" svg:height="0.64cm" svg:x="6.945cm" svg:y="7.2cm">
          <draw:text-box>
            <text:p text:style-name="P4"><text:span text:style-name="T1">Public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2" draw:id="id18" draw:layer="layout" svg:width="2.2cm" svg:height="1.4cm" svg:x="8cm" svg:y="4cm">
          <draw:glue-point draw:id="4" svg:x="2.692cm" svg:y="5cm" draw:escape-direction="down"/>
          <draw:glue-point draw:id="5" svg:x="-2.692cm" svg:y="5cm"/>
          <text:p text:style-name="P1"><text:span text:style-name="T1">Primordial</text:span></text:p>
          <text:p text:style-name="P1"><text:span text:style-name="T1">Class Loa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2cm" svg:height="1.4cm" svg:x="8cm" svg:y="6.6cm">
          <draw:glue-point draw:id="4" svg:x="2.692cm" svg:y="5cm" draw:escape-direction="down"/>
          <draw:glue-point draw:id="5" svg:x="-2.692cm" svg:y="5cm"/>
          <text:p text:style-name="P1"><text:span text:style-name="T1">Extension</text:span></text:p>
          <text:p text:style-name="P1"><text:span text:style-name="T1">Class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0" draw:layer="layout" svg:width="2.2cm" svg:height="1.4cm" svg:x="8cm" svg:y="9cm">
          <draw:glue-point draw:id="4" svg:x="2.692cm" svg:y="5cm" draw:escape-direction="down"/>
          <draw:glue-point draw:id="5" svg:x="-2.692cm" svg:y="5cm"/>
          <text:p text:style-name="P1"><text:span text:style-name="T1">Framework</text:span></text:p>
          <text:p text:style-name="P1"><text:span text:style-name="T1">Class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9.1cm" svg:y1="5.4cm" svg:x2="9.1cm" svg:y2="6.6cm" draw:start-shape="id18" draw:start-glue-point="2" draw:end-shape="id19" draw:end-glue-point="0">
          <text:p text:style-name="P4"/>
        </draw:connector>
        <draw:connector draw:style-name="gr3" draw:text-style-name="P3" draw:id="id29" draw:layer="layout" svg:x1="9.1cm" svg:y1="6.6cm" svg:x2="9.1cm" svg:y2="5.4cm" draw:start-shape="id19" draw:start-glue-point="0" draw:end-shape="id18" draw:end-glue-point="2">
          <text:p text:style-name="P4"/>
        </draw:connector>
        <draw:connector draw:style-name="gr3" draw:text-style-name="P3" draw:id="id27" draw:layer="layout" svg:x1="9.1cm" svg:y1="9cm" svg:x2="9.1cm" svg:y2="8cm" draw:start-shape="id20" draw:start-glue-point="0" draw:end-shape="id19" draw:end-glue-point="2">
          <text:p text:style-name="P4"/>
        </draw:connector>
        <draw:line draw:style-name="gr4" draw:text-style-name="P3" draw:layer="layout" svg:x1="14.6cm" svg:y1="11.6cm" svg:x2="15.6cm" svg:y2="12.6cm">
          <text:p text:style-name="P4"/>
        </draw:line>
        <draw:line draw:style-name="gr4" draw:text-style-name="P3" draw:layer="layout" svg:x1="14.6cm" svg:y1="12.6cm" svg:x2="15.6cm" svg:y2="11.6cm">
          <text:p text:style-name="P4"/>
        </draw:line>
        <draw:line draw:style-name="gr3" draw:text-style-name="P3" draw:layer="layout" svg:x1="6.4cm" svg:y1="18cm" svg:x2="7.8cm" svg:y2="18cm">
          <text:p text:style-name="P4"/>
        </draw:line>
        <draw:frame draw:style-name="gr5" draw:text-style-name="P5" draw:layer="layout" svg:width="4.96cm" svg:height="0.64cm" svg:x="8.449cm" svg:y="17.6cm">
          <draw:text-box>
            <text:p text:style-name="P4"><text:span text:style-name="T1">Visibility indexed by package</text:span></text:p>
          </draw:text-box>
        </draw:frame>
        <draw:custom-shape draw:style-name="gr1" draw:text-style-name="P2" draw:id="id26" draw:layer="layout" svg:width="2.2cm" svg:height="1.4cm" svg:x="4.2cm" svg:y="10.6cm">
          <draw:glue-point draw:id="4" svg:x="2.692cm" svg:y="5cm" draw:escape-direction="down"/>
          <draw:glue-point draw:id="5" svg:x="-2.692cm" svg:y="5cm"/>
          <text:p text:style-name="P1"><text:span text:style-name="T1">Bundle</text:span></text:p>
          <text:p text:style-name="P1"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2cm" svg:height="1.4cm" svg:x="12cm" svg:y="12.6cm">
          <draw:glue-point draw:id="4" svg:x="2.692cm" svg:y="5cm" draw:escape-direction="down"/>
          <draw:glue-point draw:id="5" svg:x="-2.692cm" svg:y="5cm"/>
          <text:p text:style-name="P1"><text:span text:style-name="T1">Bundle</text:span></text:p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2.2cm" svg:height="1.4cm" svg:x="9.4cm" svg:y="14.8cm">
          <draw:glue-point draw:id="4" svg:x="2.692cm" svg:y="5cm" draw:escape-direction="down"/>
          <draw:glue-point draw:id="5" svg:x="-2.692cm" svg:y="5cm"/>
          <text:p text:style-name="P1"><text:span text:style-name="T1">Bundle</text:span></text:p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4" draw:layer="layout" svg:width="2.2cm" svg:height="1.4cm" svg:x="12cm" svg:y="10.6cm">
          <draw:glue-point draw:id="4" svg:x="2.692cm" svg:y="5cm" draw:escape-direction="down"/>
          <draw:glue-point draw:id="5" svg:x="-2.692cm" svg:y="5cm"/>
          <text:p text:style-name="P1"><text:span text:style-name="T1">Bundle</text:span></text:p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2cm" svg:height="1.4cm" svg:x="4.2cm" svg:y="12.6cm">
          <draw:glue-point draw:id="4" svg:x="2.692cm" svg:y="5cm" draw:escape-direction="down"/>
          <draw:glue-point draw:id="5" svg:x="-2.692cm" svg:y="5cm"/>
          <text:p text:style-name="P1"><text:span text:style-name="T1">Bundle</text:span></text:p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3" draw:layer="layout" svg:width="2.2cm" svg:height="1.4cm" svg:x="6.4cm" svg:y="14.8cm">
          <draw:glue-point draw:id="4" svg:x="2.692cm" svg:y="5cm" draw:escape-direction="down"/>
          <draw:glue-point draw:id="5" svg:x="-2.692cm" svg:y="5cm"/>
          <text:p text:style-name="P1"><text:span text:style-name="T1">Bundle</text:span></text:p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1.6cm" svg:y1="15.5cm" svg:x2="12.508cm" svg:y2="14cm" draw:start-shape="id21" draw:start-glue-point="1" draw:end-shape="id22" draw:end-glue-point="5">
          <text:p text:style-name="P4"/>
        </draw:connector>
        <draw:connector draw:style-name="gr3" draw:text-style-name="P3" draw:layer="layout" draw:type="curve" svg:x1="7.5cm" svg:y1="14.8cm" svg:x2="9.692cm" svg:y2="10.4cm" draw:start-shape="id23" draw:start-glue-point="0" draw:end-shape="id20" draw:end-glue-point="4">
          <text:p text:style-name="P4"/>
        </draw:connector>
        <draw:connector draw:style-name="gr3" draw:text-style-name="P3" draw:layer="layout" draw:type="curve" svg:x1="10.5cm" svg:y1="14.8cm" svg:x2="9.692cm" svg:y2="10.4cm" draw:start-shape="id21" draw:start-glue-point="0" draw:end-shape="id20" draw:end-glue-point="4">
          <text:p text:style-name="P4"/>
        </draw:connector>
        <draw:connector draw:style-name="gr3" draw:text-style-name="P3" draw:layer="layout" draw:type="curve" svg:x1="12cm" svg:y1="11.3cm" svg:x2="9.692cm" svg:y2="10.4cm" draw:start-shape="id24" draw:start-glue-point="3" draw:end-shape="id20" draw:end-glue-point="4">
          <text:p text:style-name="P4"/>
        </draw:connector>
        <draw:connector draw:style-name="gr3" draw:text-style-name="P3" draw:layer="layout" draw:type="curve" svg:x1="12cm" svg:y1="13.3cm" svg:x2="9.692cm" svg:y2="10.4cm" draw:start-shape="id22" draw:start-glue-point="3" draw:end-shape="id20" draw:end-glue-point="4">
          <text:p text:style-name="P4"/>
        </draw:connector>
        <draw:connector draw:style-name="gr3" draw:text-style-name="P3" draw:layer="layout" draw:type="curve" svg:x1="6.4cm" svg:y1="13.3cm" svg:x2="8.508cm" svg:y2="10.4cm" draw:start-shape="id25" draw:start-glue-point="1" draw:end-shape="id20" draw:end-glue-point="5">
          <text:p text:style-name="P4"/>
        </draw:connector>
        <draw:connector draw:style-name="gr3" draw:text-style-name="P3" draw:layer="layout" draw:type="curve" svg:x1="6.4cm" svg:y1="11.3cm" svg:x2="8.508cm" svg:y2="10.4cm" draw:start-shape="id26" draw:start-glue-point="1" draw:end-shape="id20" draw:end-glue-point="5">
          <text:p text:style-name="P4"/>
        </draw:connector>
        <draw:connector draw:style-name="gr3" draw:text-style-name="P3" draw:layer="layout" draw:type="curve" svg:x1="12.508cm" svg:y1="12cm" svg:x2="7.5cm" svg:y2="14.8cm" draw:start-shape="id24" draw:start-glue-point="5" draw:end-shape="id23">
          <text:p text:style-name="P4"/>
        </draw:connector>
        <draw:connector draw:style-name="gr3" draw:text-style-name="P3" draw:layer="layout" draw:type="curve" svg:x1="5.3cm" svg:y1="14cm" svg:x2="6.908cm" svg:y2="16.2cm" draw:start-shape="id25" draw:start-glue-point="2" draw:end-shape="id23" draw:end-glue-point="5">
          <text:p text:style-name="P4"/>
        </draw:connector>
        <draw:connector draw:style-name="gr3" draw:text-style-name="P3" draw:layer="layout" draw:type="curve" svg:x1="9.908cm" svg:y1="16.2cm" svg:x2="8.092cm" svg:y2="16.2cm" draw:start-shape="id21" draw:start-glue-point="5" draw:end-shape="id23" draw:end-glue-point="4">
          <text:p text:style-name="P4"/>
        </draw:connector>
        <draw:connector draw:style-name="gr3" draw:text-style-name="P3" draw:layer="layout" draw:type="curve" svg:x1="5.3cm" svg:y1="12cm" svg:x2="12cm" svg:y2="13.3cm" draw:start-shape="id26" draw:start-glue-point="2" draw:end-shape="id22" draw:end-glue-point="3">
          <text:p text:style-name="P4"/>
        </draw:connector>
        <draw:connector draw:style-name="gr14" draw:text-style-name="P3" draw:layer="layout" svg:x1="9.1cm" svg:y1="8.5cm" svg:x2="11.2cm" svg:y2="8.52cm" draw:start-shape="id27" draw:start-glue-point="0" draw:end-shape="id28">
          <text:p text:style-name="P4"/>
        </draw:connector>
        <draw:frame draw:style-name="gr5" draw:text-style-name="P5" draw:id="id28" draw:layer="layout" svg:width="6.225cm" svg:height="0.64cm" svg:x="11.2cm" svg:y="8.2cm">
          <draw:text-box>
            <text:p text:style-name="P4"><text:span text:style-name="T1">org.osgi.framework.systempackages</text:span></text:p>
          </draw:text-box>
        </draw:frame>
        <draw:connector draw:style-name="gr3" draw:text-style-name="P3" draw:layer="layout" draw:type="curve" svg:x1="14.2cm" svg:y1="11.3cm" svg:x2="14.2cm" svg:y2="13.3cm" draw:start-shape="id24" draw:start-glue-point="1" draw:end-shape="id22" draw:end-glue-point="1">
          <text:p text:style-name="P4"/>
        </draw:connector>
        <draw:frame draw:style-name="gr5" draw:text-style-name="P5" draw:layer="layout" svg:width="2.754cm" svg:height="0.64cm" svg:x="14.8cm" svg:y="12.76cm">
          <draw:text-box>
            <text:p text:style-name="P4"><text:span text:style-name="T1">If not imported</text:span></text:p>
          </draw:text-box>
        </draw:frame>
        <draw:connector draw:style-name="gr3" draw:text-style-name="P3" draw:layer="layout" draw:type="curve" svg:x1="8cm" svg:y1="7.3cm" svg:x2="5.3cm" svg:y2="10.6cm" draw:start-shape="id19" draw:start-glue-point="3" draw:end-shape="id26" draw:end-glue-point="0">
          <text:p text:style-name="P4"/>
        </draw:connector>
        <draw:line draw:style-name="gr4" draw:text-style-name="P3" draw:layer="layout" svg:x1="5.6cm" svg:y1="7.4cm" svg:x2="6.6cm" svg:y2="8.4cm">
          <text:p text:style-name="P4"/>
        </draw:line>
        <draw:line draw:style-name="gr4" draw:text-style-name="P3" draw:layer="layout" svg:x1="5.6cm" svg:y1="8.4cm" svg:x2="6.6cm" svg:y2="7.4cm">
          <text:p text:style-name="P4"/>
        </draw:line>
        <draw:frame draw:style-name="gr5" draw:text-style-name="P5" draw:id="id30" draw:layer="layout" svg:width="2.174cm" svg:height="0.64cm" svg:x="11.4cm" svg:y="5.66cm">
          <draw:text-box>
            <text:p text:style-name="P4"><text:span text:style-name="T1">All visibility</text:span></text:p>
          </draw:text-box>
        </draw:frame>
        <draw:connector draw:style-name="gr14" draw:text-style-name="P3" draw:layer="layout" draw:type="line" svg:x1="9.1cm" svg:y1="6cm" svg:x2="11.4cm" svg:y2="5.98cm" draw:start-shape="id29" draw:start-glue-point="0" draw:end-shape="id3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Peter Kriens</meta:initial-creator>
    <meta:creation-date>2007-09-20T09:23:48</meta:creation-date>
    <dc:creator>Peter Kriens</dc:creator>
    <dc:date>2007-10-08T09:33:25</dc:date>
    <dc:language>en-US</dc:language>
    <meta:editing-cycles>4</meta:editing-cycles>
    <meta:editing-duration>P1DT17H55M54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